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42cm" fo:min-width="2.86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68cm" fo:min-width="3.91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55cm" fo:min-width="4.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2.33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7.118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2.16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3.1cm" svg:x="9.9cm" svg:y="1.4cm">
          <text:p text:style-name="P1"><text:span text:style-name="T1">Normal</text:span></text:p>
          <text:p text:style-name="P1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cm" svg:height="2.9cm" svg:x="10.002cm" svg:y="5.6cm">
          <text:p text:style-name="P1"><text:span text:style-name="T1">Mixed</text:span></text:p>
          <text:p text:style-name="P1"><text:span text:style-name="T1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8cm" svg:height="2.9cm" svg:x="10cm" svg:y="9.8cm">
          <text:p text:style-name="P1"><text:span text:style-name="T1">Proof</text:span></text:p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6cm" svg:y1="2.1cm" svg:x2="10.3cm" svg:y2="2.1cm">
          <text:p/>
        </draw:line>
        <draw:line draw:style-name="gr4" draw:text-style-name="P3" draw:layer="layout" svg:x1="10.2cm" svg:y1="3.7cm" svg:x2="8.6cm" svg:y2="3.7cm">
          <text:p/>
        </draw:line>
        <draw:frame draw:style-name="gr5" draw:text-style-name="P4" draw:layer="layout" svg:width="2.935cm" svg:height="1.431cm" svg:x="5.8cm" svg:y="1.4cm">
          <draw:text-box>
            <text:p><text:span text:style-name="T1">(Type)</text:span></text:p>
          </draw:text-box>
        </draw:frame>
        <draw:frame draw:style-name="gr5" draw:text-style-name="P4" draw:layer="layout" svg:width="2.935cm" svg:height="1.431cm" svg:x="5.765cm" svg:y="2.869cm">
          <draw:text-box>
            <text:p><text:span text:style-name="T1">(Type)</text:span></text:p>
          </draw:text-box>
        </draw:frame>
        <draw:line draw:style-name="gr4" draw:text-style-name="P3" draw:layer="layout" svg:x1="8.335cm" svg:y1="6.348cm" svg:x2="10.035cm" svg:y2="6.348cm">
          <text:p/>
        </draw:line>
        <draw:line draw:style-name="gr4" draw:text-style-name="P3" draw:layer="layout" svg:x1="9.935cm" svg:y1="7.948cm" svg:x2="8.335cm" svg:y2="7.948cm">
          <text:p/>
        </draw:line>
        <draw:frame draw:style-name="gr6" draw:text-style-name="P4" draw:layer="layout" svg:width="7.718cm" svg:height="1.431cm" svg:x="0.835cm" svg:y="5.648cm">
          <draw:text-box>
            <text:p><text:span text:style-name="T1">(Proposition | Type)</text:span></text:p>
          </draw:text-box>
        </draw:frame>
        <draw:frame draw:style-name="gr6" draw:text-style-name="P4" draw:layer="layout" svg:width="7.718cm" svg:height="1.431cm" svg:x="0.8cm" svg:y="7.117cm">
          <draw:text-box>
            <text:p><text:span text:style-name="T1">(Proposition | Type)</text:span></text:p>
          </draw:text-box>
        </draw:frame>
        <draw:line draw:style-name="gr4" draw:text-style-name="P3" draw:layer="layout" svg:x1="8.336cm" svg:y1="10.465cm" svg:x2="10.036cm" svg:y2="10.465cm">
          <text:p/>
        </draw:line>
        <draw:line draw:style-name="gr4" draw:text-style-name="P3" draw:layer="layout" svg:x1="9.936cm" svg:y1="12.065cm" svg:x2="8.336cm" svg:y2="12.065cm">
          <text:p/>
        </draw:line>
        <draw:frame draw:style-name="gr7" draw:text-style-name="P4" draw:layer="layout" svg:width="5.158cm" svg:height="1.431cm" svg:x="3.336cm" svg:y="9.765cm">
          <draw:text-box>
            <text:p><text:span text:style-name="T1">(</text:span><text:span text:style-name="T1">Proposition</text:span><text:span text:style-name="T1">)</text:span></text:p>
          </draw:text-box>
        </draw:frame>
        <draw:frame draw:style-name="gr7" draw:text-style-name="P4" draw:layer="layout" svg:width="5.158cm" svg:height="1.431cm" svg:x="3.301cm" svg:y="11.234cm">
          <draw:text-box>
            <text:p><text:span text:style-name="T1">(</text:span><text:span text:style-name="T1">Proposition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15:28:18.459290638</meta:creation-date>
    <dc:date>2015-09-12T12:59:21.419783999</dc:date>
    <meta:editing-duration>PT16M19S</meta:editing-duration>
    <meta:editing-cycles>15</meta:editing-cycles>
    <meta:generator>LibreOffice/5.0.1.2.0$Linux_X86_64 LibreOffice_project/00m0$Build-2</meta:generator>
    <meta:document-statistic meta:object-count="15"/>
  </office:meta>
</office:document-meta>
</file>